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ableFileRevision.LockableFileRevision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kableFileRevision.lock( boolean shar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ckableFileRevision.unlock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kableFileRevision.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kableFileRevision.set(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